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d" svg:font-family="Monospaced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use-window-font-color="true" style:font-name="Times New Roman"/>
    </style:style>
    <style:style style:name="T1" style:family="text">
      <style:text-properties fo:color="#64ae64" fo:font-style="italic"/>
    </style:style>
    <style:style style:name="T2" style:family="text">
      <style:text-properties fo:color="#b01813"/>
    </style:style>
    <style:style style:name="T3" style:family="text">
      <style:text-properties fo:color="#834310" fo:font-weight="bold"/>
    </style:style>
    <style:style style:name="T4" style:family="text">
      <style:text-properties fo:color="#834310" fo:font-style="normal" fo:font-weight="bold"/>
    </style:style>
    <style:style style:name="T5" style:family="text">
      <style:text-properties fo:color="#834310" style:font-name="Monospaced" fo:font-style="normal" fo:font-weight="bold"/>
    </style:style>
    <style:style style:name="T6" style:family="text">
      <style:text-properties fo:color="#5c5c5c"/>
    </style:style>
    <style:style style:name="T7" style:family="text">
      <style:text-properties fo:color="#5c5c5c" fo:font-style="normal"/>
    </style:style>
    <style:style style:name="T8" style:family="text">
      <style:text-properties fo:color="#5c5c5c" style:font-name="Monospaced" fo:font-style="normal"/>
    </style:style>
    <style:style style:name="T9" style:family="text">
      <style:text-properties fo:color="#000000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fo:font-style="normal"/>
    </style:style>
    <style:style style:name="T12" style:family="text">
      <style:text-properties fo:color="#000000" style:font-name="Monospaced" fo:font-style="normal"/>
    </style:style>
    <style:style style:name="T13" style:family="text">
      <style:text-properties fo:color="#4a55db"/>
    </style:style>
    <style:style style:name="T14" style:family="text">
      <style:text-properties fo:color="#4a55db" fo:font-style="normal"/>
    </style:style>
    <style:style style:name="T15" style:family="text">
      <style:text-properties fo:color="#4a55db" style:font-name="Monospaced" fo:font-style="normal"/>
    </style:style>
    <style:style style:name="T16" style:family="text">
      <style:text-properties fo:color="#bc8f8f"/>
    </style:style>
    <style:style style:name="T17" style:family="text">
      <style:text-properties fo:color="#bc8f8f" fo:font-style="normal"/>
    </style:style>
    <style:style style:name="T18" style:family="text">
      <style:text-properties fo:color="#bc8f8f" style:font-name="Monospaced" fo:font-style="normal"/>
    </style:style>
    <style:style style:name="T19" style:family="text">
      <style:text-properties fo:font-style="normal"/>
    </style:style>
    <style:style style:name="T20" style:family="text">
      <style:text-properties style:font-name="Monospaced" fo:font-style="normal"/>
    </style:style>
    <style:style style:name="T21" style:family="text">
      <style:text-properties fo:color="#a020f0"/>
    </style:style>
    <style:style style:name="T22" style:family="text">
      <style:text-properties fo:color="#a020f0" fo:font-style="normal"/>
    </style:style>
    <style:style style:name="T23" style:family="text">
      <style:text-properties fo:color="#a020f0" style:font-name="Monospaced" fo:font-style="normal"/>
    </style:style>
    <style:style style:name="T24" style:family="text">
      <style:text-properties fo:color="#ffaa00"/>
    </style:style>
    <style:style style:name="T25" style:family="text">
      <style:text-properties fo:color="#ffaa00" fo:font-style="normal"/>
    </style:style>
    <style:style style:name="T26" style:family="text">
      <style:text-properties fo:color="#ffaa00" style:font-name="Monospaced" fo:font-style="normal"/>
    </style:style>
    <style:style style:name="T27" style:family="text">
      <style:text-properties fo:color="#ae5cb0" fo:font-style="normal" style:text-underline-style="solid" style:text-underline-width="auto" style:text-underline-color="font-color"/>
    </style:style>
    <style:style style:name="T28" style:family="text">
      <style:text-properties fo:color="#ae5cb0" style:font-name="Monospaced" fo:font-style="normal" style:text-underline-style="solid" style:text-underline-width="auto" style:text-underline-color="font-color"/>
    </style:style>
    <style:style style:name="T29" style:family="text">
      <style:text-properties fo:font-variant="normal" fo:text-transform="none" fo:color="#b01813" style:font-name="Monospaced" fo:font-style="normal"/>
    </style:style>
    <style:style style:name="T30" style:family="text">
      <style:text-properties fo:font-variant="normal" fo:text-transform="none" fo:color="#b01813" fo:font-style="normal"/>
    </style:style>
    <style:style style:name="T31" style:family="text">
      <style:text-properties fo:font-variant="normal" fo:text-transform="none" fo:color="#a020f0" style:font-name="Monospaced" fo:font-style="normal"/>
    </style:style>
    <style:style style:name="T32" style:family="text">
      <style:text-properties fo:font-variant="normal" fo:text-transform="none" fo:color="#a020f0" fo:font-style="normal"/>
    </style:style>
    <style:style style:name="T33" style:family="text">
      <style:text-properties fo:font-variant="normal" fo:text-transform="none" fo:font-style="normal"/>
    </style:style>
    <style:style style:name="T34" style:family="text">
      <style:text-properties fo:color="#32b9b9"/>
    </style:style>
    <style:style style:name="T35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DF TP 10-11 : arbre de décision et reconnaissance de visages</text:p>
      <text:p text:style-name="Standard"/>
      <text:p text:style-name="P1">binôme : Benjamin Ruytoor et Aurore Allart</text:p>
      <text:p text:style-name="P1">date : 27 mars 2013</text:p>
      <text:p text:style-name="P1"/>
      <text:p text:style-name="P3">Introduction</text:p>
      <text:p text:style-name="P1"><text:tab/>Nous avons vu dans le TP précédent, l'arbre de décision sur le problème du pendu. Dans celui-ci, nous allons illustrer l'utilisation d'arbres de décision dans la reconnaissance de visage dans une base de données de 10 exemples de 40 visages différents.</text:p>
      <text:p text:style-name="P1"/>
      <text:list xml:id="list35325195" text:style-name="L1">
        <text:list-item>
          <text:p text:style-name="P4">Préparation des données</text:p>
        </text:list-item>
      </text:list>
      <text:p text:style-name="P6"><text:tab/>La taille de chaque visage est de 33 pixels sur la largeur et 40 pixels en hauteur.</text:p>
      <text:p text:style-name="P6"/>
      <text:list xml:id="list37603982" text:continue-numbering="true" text:style-name="L1">
        <text:list-item>
          <text:p text:style-name="P4">Méthodologie</text:p>
        </text:list-item>
      </text:list>
      <text:p text:style-name="P6"><text:tab/>Il faut utiliser l'entropie sur la couleur du pixel pour choisir le « meilleur » pixel à chaque itération.</text:p>
      <text:p text:style-name="P6"/>
      <text:list xml:id="list37575474" text:continue-numbering="true" text:style-name="L1">
        <text:list-item>
          <text:p text:style-name="P4">Différences avec le jeu du pendu</text:p>
        </text:list-item>
      </text:list>
      <text:p text:style-name="Standard"><text:tab/><text:span text:style-name="T35">Pour le calcul de l'entropie, il faut :</text:span></text:p>
      <text:p text:style-name="P7"><text:span text:style-name="T1">//fonction sur le calcul de l'entropie</text:span></text:p>
      <text:p text:style-name="P7"><text:span text:style-name="T2">function</text:span> <text:span text:style-name="T3">i</text:span><text:span text:style-name="T6">=</text:span><text:span text:style-name="T10">entropie</text:span><text:span text:style-name="T13">(</text:span><text:span text:style-name="T3">ii</text:span><text:span text:style-name="T9">, </text:span><text:span text:style-name="T3">jj</text:span><text:span text:style-name="T13">)</text:span></text:p>
      <text:p text:style-name="P7"><text:s text:c="4"/><text:span text:style-name="T11">res</text:span><text:span text:style-name="T19"> </text:span><text:span text:style-name="T7">=</text:span><text:span text:style-name="T19"> </text:span><text:span text:style-name="T17">0</text:span><text:span text:style-name="T11">;</text:span></text:p>
      <text:p text:style-name="P7"><text:s text:c="4"/><text:span text:style-name="T22">for</text:span><text:span text:style-name="T19"> </text:span><text:span text:style-name="T11">kk</text:span><text:span text:style-name="T19"> </text:span><text:span text:style-name="T7">=</text:span><text:span text:style-name="T19"> </text:span><text:span text:style-name="T17">1</text:span><text:span text:style-name="T19"> </text:span><text:span text:style-name="T25">:</text:span><text:span text:style-name="T19"> </text:span><text:span text:style-name="T17">400</text:span></text:p>
      <text:p text:style-name="P7"><text:s text:c="8"/><text:span text:style-name="T11">res</text:span><text:span text:style-name="T19"> </text:span><text:span text:style-name="T7">=</text:span><text:span text:style-name="T19"> </text:span><text:span text:style-name="T11">res</text:span><text:span text:style-name="T19"> <text:s/></text:span><text:span text:style-name="T7">+</text:span><text:span text:style-name="T19"> </text:span><text:span text:style-name="T11">stackedFaces</text:span><text:span text:style-name="T14">(</text:span><text:span text:style-name="T4">ii</text:span><text:span text:style-name="T11">,</text:span><text:span text:style-name="T4">jj</text:span><text:span text:style-name="T11">,kk</text:span><text:span text:style-name="T14">)</text:span><text:span text:style-name="T11">;</text:span></text:p>
      <text:p text:style-name="P7"><text:s text:c="4"/><text:span text:style-name="T22">end</text:span></text:p>
      <text:p text:style-name="P7"><text:s text:c="4"/><text:span text:style-name="T11">res</text:span><text:span text:style-name="T19"> </text:span><text:span text:style-name="T7">=</text:span><text:span text:style-name="T19"> </text:span><text:span text:style-name="T11">res</text:span><text:span text:style-name="T7">/</text:span><text:span text:style-name="T17">400</text:span><text:span text:style-name="T11">;</text:span></text:p>
      <text:p text:style-name="P7"><text:s text:c="4"/><text:span text:style-name="T4">i</text:span><text:span text:style-name="T19"> </text:span><text:span text:style-name="T7">=</text:span><text:span text:style-name="T19"> </text:span><text:span text:style-name="T7">-</text:span><text:span text:style-name="T27">log2</text:span><text:span text:style-name="T14">(</text:span><text:span text:style-name="T11">res</text:span><text:span text:style-name="T7">^</text:span><text:span text:style-name="T11">res</text:span><text:span text:style-name="T14">)</text:span><text:span text:style-name="T19"> </text:span><text:span text:style-name="T7">-</text:span><text:span text:style-name="T19"> </text:span><text:span text:style-name="T27">log2</text:span><text:span text:style-name="T14">((</text:span><text:span text:style-name="T17">1</text:span><text:span text:style-name="T7">-</text:span><text:span text:style-name="T11">res</text:span><text:span text:style-name="T14">)</text:span><text:span text:style-name="T7">^</text:span><text:span text:style-name="T14">(</text:span><text:span text:style-name="T17">1</text:span><text:span text:style-name="T7">-</text:span><text:span text:style-name="T11">res</text:span><text:span text:style-name="T14">))</text:span><text:span text:style-name="T11">;</text:span></text:p>
      <text:p text:style-name="P7"><text:span text:style-name="T30">endfunction</text:span></text:p>
      <text:p text:style-name="P7"><text:span text:style-name="T30"/></text:p>
      <text:p text:style-name="P8"><text:span text:style-name="T33">Avec cette appel de fonction : </text:span></text:p>
      <text:p text:style-name="P7"><text:span text:style-name="T30"/></text:p>
      <text:p text:style-name="P7"><text:span text:style-name="T9">entrop</text:span><text:span text:style-name="T2"> </text:span><text:span text:style-name="T6">=</text:span><text:span text:style-name="T2"> </text:span><text:span text:style-name="T34">zeros</text:span><text:span text:style-name="T13">(</text:span><text:span text:style-name="T16">40</text:span><text:span text:style-name="T9">,</text:span><text:span text:style-name="T16">33</text:span><text:span text:style-name="T13">)</text:span><text:span text:style-name="T9">;</text:span></text:p>
      <text:p text:style-name="P7"><text:span text:style-name="T21">for</text:span> <text:span text:style-name="T9">jj</text:span> <text:span text:style-name="T6">=</text:span><text:span text:style-name="T16">1</text:span> <text:span text:style-name="T24">:</text:span> <text:span text:style-name="T16">40</text:span></text:p>
      <text:p text:style-name="P7"><text:s text:c="4"/><text:span text:style-name="T22">for</text:span><text:span text:style-name="T19"> </text:span><text:span text:style-name="T11">ii</text:span><text:span text:style-name="T19"> </text:span><text:span text:style-name="T7">=</text:span><text:span text:style-name="T19"> </text:span><text:span text:style-name="T17">1</text:span><text:span text:style-name="T19"> </text:span><text:span text:style-name="T25">:</text:span><text:span text:style-name="T19"> </text:span><text:span text:style-name="T17">33</text:span></text:p>
      <text:p text:style-name="P7"><text:s text:c="8"/><text:span text:style-name="T11">entrop</text:span><text:span text:style-name="T14">(</text:span><text:span text:style-name="T11">jj,ii</text:span><text:span text:style-name="T14">)</text:span><text:span text:style-name="T19"> </text:span><text:span text:style-name="T7">=</text:span><text:span text:style-name="T19"> </text:span><text:span text:style-name="T11">entropie</text:span><text:span text:style-name="T14">(</text:span><text:span text:style-name="T11">jj,ii</text:span><text:span text:style-name="T14">)</text:span><text:span text:style-name="T11">;</text:span></text:p>
      <text:p text:style-name="P7"><text:s text:c="4"/><text:span text:style-name="T22">end</text:span></text:p>
      <text:p text:style-name="P7"><text:span text:style-name="T32">end</text:span></text:p>
      <text:p text:style-name="P7"><text:span text:style-name="T32"/></text:p>
      <text:list xml:id="list37591760" text:continue-numbering="true" text:style-name="L1">
        <text:list-item>
          <text:p text:style-name="P5">Réduction d'entropie</text:p>
        </text:list-item>
      </text:list>
      <text:p text:style-name="P6"/>
      <text:p text:style-name="P6"/>
      <text:list xml:id="list37584925" text:continue-numbering="true" text:style-name="L1">
        <text:list-item>
          <text:p text:style-name="P4">Sélection de pixel</text:p>
        </text:list-item>
      </text:list>
      <text:p text:style-name="P6"/>
      <text:p text:style-name="P6"/>
      <text:list xml:id="list37599696" text:continue-numbering="true" text:style-name="L1">
        <text:list-item>
          <text:p text:style-name="P4">Que fait le code suivant ?</text:p>
        </text:list-item>
      </text:list>
      <text:p text:style-name="P1"/>
      <text:p text:style-name="P1"/>
      <text:p text:style-name="P3">Conclusion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onospaced" svg:font-family="Monospaced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5:15:18.08</meta:creation-date>
    <dc:date>2013-03-27T17:44:33.22</dc:date>
    <meta:editing-duration>PT13M44S</meta:editing-duration>
    <meta:editing-cycles>1</meta:editing-cycles>
    <meta:document-statistic meta:table-count="0" meta:image-count="0" meta:object-count="0" meta:page-count="2" meta:paragraph-count="31" meta:word-count="195" meta:character-count="1125" meta:non-whitespace-character-count="917"/>
    <meta:generator>LibreOffice/3.5$Windows_x86 LibreOffice_project/3215f89-f603614-ab984f2-7348103-1225a5b</meta:generator>
  </office:meta>
</office:document-meta>
</file>